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NDROUS WORK BY JESUS (11:1-4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NDROUS WORK BY JESUS (11:1-4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ickness of Lazarus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ickness of Lazarus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background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beckoning (11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NDROUS WORK BY JESUS (11:1-44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sickness of Lazarus (11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summary concerning Lazarus (11:4-1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summary concerning Lazarus (11:4-16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declaration (11: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devotion (11: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delay (11: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decision (11:7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dialogue (11:8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The dialogue (11:8-15):<text:s text:c="1"/></text:span><text:span text:style-name="a506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ir concern (11:8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is commitment (11:9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ir confusion (11:12-1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clarification (11:14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summary concerning Lazarus (11:4-16):<text:s text:c="1"/></text:span><text:span text:style-name="a527" text:class-names=""/></text:p>
          </draw:text-box>
          <svg:title/>
          <svg:desc/>
        </draw:frame>
        <draw:frame draw:id="id96" presentation:style-name="a551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claration (11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votion (11: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delay (11: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decision (11: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dialogue (11:8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despair (11:16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8" draw:style-name="a552" draw:master-page-name="Master1-Layout12-tx-Title-and-Text" presentation:presentation-page-layout-name="Master1-PPL12" draw:id="Slide-263">
        <draw:frame draw:id="id97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WONDROUS WORK BY JESUS (11:1-44):<text:s text:c="1"/></text:span><text:span text:style-name="a554" text:class-names=""/></text:p>
          </draw:text-box>
          <svg:title/>
          <svg:desc/>
        </draw:frame>
        <draw:frame draw:id="id98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sickness of Lazarus (11:1-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summary concerning Lazarus (11:4-16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sorrow over Lazarus (11:17-37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9" draw:style-name="a570" draw:master-page-name="Master1-Layout12-tx-Title-and-Text" presentation:presentation-page-layout-name="Master1-PPL12" draw:id="Slide-264">
        <draw:frame draw:id="id99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The sorrow over Lazarus (11:17-37)<text:s text:c="1"/></text:span><text:span text:style-name="a572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sorrow of the Jews (11:17-1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sorrow of Martha (11:20-2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-title-Title-Slide" presentation:presentation-page-layout-name="Master1-PPL1" draw:id="Slide-265">
        <draw:frame draw:id="id101" presentation:style-name="a589" draw:name="Title 1" svg:x="1.38in" svg:y="0.83in" svg:width="10.3in" svg:height="4.42in" presentation:class="title" presentation:placeholder="false">
          <draw:text-box>
            <text:p text:style-name="a588" text:class-names="" text:cond-style-name=""><text:span text:style-name="a586" text:class-names=""><text:s text:c="1"/>The sorrow of Martha (11:20-28)<text:s text:c="1"/></text:span><text:span text:style-name="a587" text:class-names=""/></text:p>
          </draw:text-box>
          <svg:title/>
          <svg:desc/>
        </draw:frame>
        <draw:frame draw:id="id102" presentation:style-name="a594" draw:name="Subtitle 2" svg:x="1.38in" svg:y="5.25in" svg:width="10.3in" svg:height="1.85in" presentation:class="subtitle" presentation:placeholder="false">
          <draw:text-box>
            <text:p text:style-name="a591" text:class-names="" text:cond-style-name=""><text:span text:style-name="a590" text:class-names=""><text:s text:c="1"/>Martha's meeting with Jesus (11:20-27):<text:s text:c="1"/></text:span></text:p>
            <text:p text:style-name="a593" text:class-names="" text:cond-style-name=""><text:span text:style-name="a592" text:class-names=""/></text:p>
          </draw:text-box>
          <svg:title/>
          <svg:desc/>
        </draw:frame>
      </draw:page>
      <draw:page draw:name="Slide11" draw:style-name="a595" draw:master-page-name="Master1-Layout12-tx-Title-and-Text" presentation:presentation-page-layout-name="Master1-PPL12" draw:id="Slide-266">
        <draw:frame draw:id="id103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Martha's meeting with Jesus (11:20-27):<text:s text:c="1"/></text:span><text:span text:style-name="a597" text:class-names=""/></text:p>
          </draw:text-box>
          <svg:title/>
          <svg:desc/>
        </draw:frame>
        <draw:frame draw:id="id104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Her frustration (11:20-2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Her faith (11:22-27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Her faith (11:22-27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In the word of God (11:22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In the Son of God (11:25-27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Martha's meeting with Jesus (11:20-27):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Her frustration (11:20-2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Her faith (11:22-27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sorrow of Martha (11:20-28)<text:s text:c="1"/></text:span><text:span text:style-name="a642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Martha's meeting with Jesus (11:20-2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Martha's ministry for Jesus (11:28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The sorrow over Lazarus (11:17-37)<text:s text:c="1"/></text:span><text:span text:style-name="a657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sorrow of the Jews (11:17-19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sorrow of Martha (11:20-28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sorrow of Mary (11:29-32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sorrow of Jesus (11:33-37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The sorrow of Jesus (11:33-37)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He weeps (11:33-35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y wonder (11:36-37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sorrow over Lazarus (11:17-37)<text:s text:c="1"/></text:span><text:span text:style-name="a693" text:class-names=""/></text:p>
          </draw:text-box>
          <svg:title/>
          <svg:desc/>
        </draw:frame>
        <draw:frame draw:id="id116" presentation:style-name="a711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sorrow of the Jews (11:17-19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orrow of Martha (11:20-2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orrow of Mary (11:29-32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sorrow of Jesus (11:33-37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8" draw:style-name="a712" draw:master-page-name="Master1-Layout12-tx-Title-and-Text" presentation:presentation-page-layout-name="Master1-PPL12" draw:id="Slide-273">
        <draw:frame draw:id="id117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THE WONDROUS WORK BY JESUS (11:1-44):<text:s text:c="1"/></text:span><text:span text:style-name="a714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ickness of Lazarus (11:1-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ummary concerning Lazarus (11:4-16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orrow over Lazarus (11:17-3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summons to Lazarus (11:38-44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-title-Title-Slide" presentation:presentation-page-layout-name="Master1-PPL1" draw:id="Slide-274">
        <draw:frame draw:id="id119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<text:s text:c="1"/>The summons to Lazarus (11:38-44)<text:s text:c="1"/></text:span><text:span text:style-name="a735" text:class-names=""/></text:p>
          </draw:text-box>
          <svg:title/>
          <svg:desc/>
        </draw:frame>
        <draw:frame draw:id="id120" presentation:style-name="a742" draw:name="Subtitle 2" svg:x="1.38in" svg:y="5.25in" svg:width="10.3in" svg:height="1.85in" presentation:class="subtitle" presentation:placeholder="false">
          <draw:text-box>
            <text:p text:style-name="a739" text:class-names="" text:cond-style-name=""><text:span text:style-name="a738" text:class-names=""><text:s text:c="1"/>The preparation by Jesus (11:38-40)<text:s text:c="1"/></text:span></text:p>
            <text:p text:style-name="a741" text:class-names="" text:cond-style-name=""><text:span text:style-name="a740" text:class-names=""/></text:p>
          </draw:text-box>
          <svg:title/>
          <svg:desc/>
        </draw:frame>
      </draw:page>
      <draw:page draw:name="Slide20" draw:style-name="a743" draw:master-page-name="Master1-Layout12-tx-Title-and-Text" presentation:presentation-page-layout-name="Master1-PPL12" draw:id="Slide-275">
        <draw:frame draw:id="id121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 preparation by Jesus (11:38-40)<text:s text:c="1"/></text:span><text:span text:style-name="a745" text:class-names=""/></text:p>
          </draw:text-box>
          <svg:title/>
          <svg:desc/>
        </draw:frame>
        <draw:frame draw:id="id122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Savior's request (11:38-39a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sister's reluctance (11:39b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Savior's reminder (11:40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1" draw:style-name="a761" draw:master-page-name="Master1-Layout12-tx-Title-and-Text" presentation:presentation-page-layout-name="Master1-PPL12" draw:id="Slide-276">
        <draw:frame draw:id="id123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The summons to Lazarus (11:38-44)<text:s text:c="1"/></text:span><text:span text:style-name="a763" text:class-names=""/></text:p>
          </draw:text-box>
          <svg:title/>
          <svg:desc/>
        </draw:frame>
        <draw:frame draw:id="id124" presentation:style-name="a778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 preparation by Jesus (11:38-40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prayer of Jesus (11:41-4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ower from Jesus (11:43-4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2" draw:style-name="a779" draw:master-page-name="Master1-Layout12-tx-Title-and-Text" presentation:presentation-page-layout-name="Master1-PPL12" draw:id="Slide-277">
        <draw:frame draw:id="id125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power from Jesus (11:43-44)<text:s text:c="1"/></text:span><text:span text:style-name="a781" text:class-names=""/></text:p>
          </draw:text-box>
          <svg:title/>
          <svg:desc/>
        </draw:frame>
        <draw:frame draw:id="id126" presentation:style-name="a793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The order (11:43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obedience (11:4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3" draw:style-name="a794" draw:master-page-name="Master1-Layout12-tx-Title-and-Text" presentation:presentation-page-layout-name="Master1-PPL12" draw:id="Slide-278">
        <draw:frame draw:id="id127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summons to Lazarus (11:38-44)<text:s text:c="1"/></text:span><text:span text:style-name="a796" text:class-names=""/></text:p>
          </draw:text-box>
          <svg:title/>
          <svg:desc/>
        </draw:frame>
        <draw:frame draw:id="id128" presentation:style-name="a811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preparation by Jesus (11:38-40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prayer of Jesus (11:41-4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power from Jesus (11:43-4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4" draw:style-name="a812" draw:master-page-name="Master1-Layout12-tx-Title-and-Text" presentation:presentation-page-layout-name="Master1-PPL12" draw:id="Slide-279">
        <draw:frame draw:id="id129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THE WONDROUS WORK BY JESUS (11:1-44):<text:s text:c="1"/></text:span><text:span text:style-name="a814" text:class-names=""/></text:p>
          </draw:text-box>
          <svg:title/>
          <svg:desc/>
        </draw:frame>
        <draw:frame draw:id="id130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sickness of Lazarus (11:1-3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summary concerning Lazarus (11:4-16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sorrow over Lazarus (11:17-37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 summons to Lazarus (11:38-44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5" draw:style-name="a833" draw:master-page-name="Master1-Layout12-tx-Title-and-Text" presentation:presentation-page-layout-name="Master1-PPL12" draw:id="Slide-280">
        <draw:frame draw:id="id131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JOHN 11</text:span><text:span text:style-name="a835" text:class-names=""/></text:p>
          </draw:text-box>
          <svg:title/>
          <svg:desc/>
        </draw:frame>
        <draw:frame draw:id="id132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THE WONDROUS WORK BY JESUS (11:1-44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WICKEDNESS AGAINST JESUS (11:45-53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6" draw:style-name="a848" draw:master-page-name="Master1-Layout1-title-Title-Slide" presentation:presentation-page-layout-name="Master1-PPL1" draw:id="Slide-281">
        <draw:frame draw:id="id133" presentation:style-name="a852" draw:name="Title 1" svg:x="1.38in" svg:y="0.83in" svg:width="10.3in" svg:height="4.42in" presentation:class="title" presentation:placeholder="false">
          <draw:text-box>
            <text:p text:style-name="a851" text:class-names="" text:cond-style-name=""><text:span text:style-name="a849" text:class-names="">THE WICKEDNESS AGAINST JESUS (11:45-53)<text:s text:c="1"/></text:span><text:span text:style-name="a850" text:class-names=""/></text:p>
          </draw:text-box>
          <svg:title/>
          <svg:desc/>
        </draw:frame>
        <draw:frame draw:id="id134" presentation:style-name="a857" draw:name="Subtitle 2" svg:x="1.38in" svg:y="5.25in" svg:width="10.3in" svg:height="1.85in" presentation:class="subtitle" presentation:placeholder="false">
          <draw:text-box>
            <text:p text:style-name="a854" text:class-names="" text:cond-style-name=""><text:span text:style-name="a853" text:class-names=""><text:s text:c="1"/>The problem (11:45-48)<text:s text:c="1"/></text:span></text:p>
            <text:p text:style-name="a856" text:class-names="" text:cond-style-name=""><text:span text:style-name="a855" text:class-names=""/></text:p>
          </draw:text-box>
          <svg:title/>
          <svg:desc/>
        </draw:frame>
      </draw:page>
      <draw:page draw:name="Slide27" draw:style-name="a858" draw:master-page-name="Master1-Layout12-tx-Title-and-Text" presentation:presentation-page-layout-name="Master1-PPL12" draw:id="Slide-282">
        <draw:frame draw:id="id135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The problem (11:45-48)<text:s text:c="1"/></text:span><text:span text:style-name="a860" text:class-names=""/></text:p>
          </draw:text-box>
          <svg:title/>
          <svg:desc/>
        </draw:frame>
        <draw:frame draw:id="id136" presentation:style-name="a872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council (11:45-47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concern (11:48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8" draw:style-name="a873" draw:master-page-name="Master1-Layout12-tx-Title-and-Text" presentation:presentation-page-layout-name="Master1-PPL12" draw:id="Slide-283">
        <draw:frame draw:id="id137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THE WICKEDNESS AGAINST JESUS (11:45-53)<text:s text:c="1"/></text:span><text:span text:style-name="a875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problem (11:45-48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prophecy (11:49-52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e plot (11:53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9" draw:style-name="a891" draw:master-page-name="Master1-Layout12-tx-Title-and-Text" presentation:presentation-page-layout-name="Master1-PPL12" draw:id="Slide-284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JOHN 11</text:span><text:span text:style-name="a893" text:class-names=""/></text:p>
          </draw:text-box>
          <svg:title/>
          <svg:desc/>
        </draw:frame>
        <draw:frame draw:id="id140" presentation:style-name="a911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THE WONDROUS WORK BY JESUS (11:1-44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THE WICKEDNESS AGAINST JESUS (11:45-53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THE WITHDRAWAL BY JESUS (11:54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WATCH FOR JESUS (11:55-57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1</dc:title>
    <meta:initial-creator>David STRICKLAND</meta:initial-creator>
    <dc:creator>David STRICKLAND</dc:creator>
    <meta:creation-date>2020-02-22T19:29:01Z</meta:creation-date>
    <dc:date>2020-02-22T19:29:02Z</dc:date>
    <meta:template xlink:href="BibleStudy" xlink:type="simple"/>
    <meta:editing-cycles>1</meta:editing-cycles>
    <meta:editing-duration>PT0S</meta:editing-duration>
    <meta:document-statistic meta:paragraph-count="106" meta:word-count="758"/>
  </office:meta>
</office:document-meta>
</file>